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<text:s text:c="2"/>15-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<text:s text:c="2"/>20-24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<text:s text:c="2"/>25-29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<text:s text:c="2"/>30-34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<text:s text:c="2"/>35-44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string" calcext:value-type="string">
            <text:p><text:s text:c="2"/>45-54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<text:s text:c="2"/>55-5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<text:s text:c="2"/>60-64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<text:s text:c="2"/>65 <text:s/>lat i więcej </text:p>
          </table:table-cell>
          <table:table-cell office:value-type="float" office:value="230" calcext:value-type="float">
            <text:p>230</text:p>
          </table:table-cell>
        </table:table-row>
      </table:table>
      <table:table table:name="women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<text:s text:c="2"/>15-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s text:c="2"/>20-2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<text:s text:c="2"/>25-2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<text:s text:c="2"/>30-34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<text:s text:c="2"/>35-44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string" calcext:value-type="string">
            <text:p><text:s text:c="2"/>45-54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<text:s text:c="2"/>55-59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<text:s text:c="2"/>60-6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<text:s text:c="2"/>65 <text:s/>lat i więcej 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.00.0000</text:date>, <text:time style:data-style-name="N2" text:time-value="16:19:28.8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1T16:22:14.948000000</dc:date>
    <meta:editing-duration>PT2M46S</meta:editing-duration>
    <meta:editing-cycles>1</meta:editing-cycles>
    <meta:document-statistic meta:table-count="2" meta:cell-count="40" meta:object-count="0"/>
  </office:meta>
</office:document-meta>
</file>